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8" style:family="paragraph" style:parent-style-name="Text_20_body">
      <style:paragraph-properties fo:margin-top="0.423cm" fo:margin-bottom="0.212cm" fo:text-align="start" style:justify-single-word="false"/>
    </style:style>
    <style:style style:name="P9" style:family="paragraph" style:parent-style-name="Heading_20_1">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2" style:family="paragraph" style:parent-style-name="Heading_20_3">
      <style:paragraph-properties fo:margin-top="0.423cm" fo:margin-bottom="0.212cm" fo:text-align="justify"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7"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P # : 35 – Selection of the installed headers</text:h>
      <text:p text:style-name="P3"/>
      <text:p text:style-name="P1"/>
      <text:p text:style-name="P1">Version: 1.5</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10" text:outline-level="3">Abstract</text:h>
      <text:p text:style-name="P1">This SEP details the cleanup of the installed headers of Scilab</text:p>
      <text:h text:style-name="P10"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11" text:outline-level="3">Proposal</text:h>
      <text:p text:style-name="P5"><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12" text:outline-level="3"><text:span text:style-name="Teletype"><text:span text:style-name="T1">List of the installed headers</text:span></text:span></text:h>
      <text:p text:style-name="P6"><text:span text:style-name="Teletype"><text:span text:style-name="T5">Core:</text:span></text:span><text:span text:style-name="Teletype"><text:span text:style-name="T4"><text:line-break/></text:span></text:span><text:span text:style-name="Teletype"><text:span text:style-name="T6">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pan text:style-name="Teletype"><text:span text:style-name="T6">modules/core/includes/scilabDefaults.h<text:line-break/>modules/core/includes/scilabmode.h<text:line-break/></text:span></text:span><text:soft-page-break/><text:span text:style-name="Teletype"><text:span text:style-name="T6">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6">modules/core/includes/Thread_Wrapper.h <text:s/>(Added in Scilab 5.3)</text:span></text:span></text:p>
      <text:p text:style-name="P6"><text:span text:style-name="Teletype"><text:span text:style-name="T6"/></text:span></text:p>
      <text:p text:style-name="P6"><text:span text:style-name="Teletype"><text:span text:style-name="T5">Data API of Scilab:</text:span></text:span><text:span text:style-name="Teletype"><text:span text:style-name="T4"><text:line-break/></text:span></text:span><text:span text:style-name="Teletype"><text:span text:style-name="T6">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5">Call_Scilab (Scilab as a computing engine):<text:line-break/></text:span></text:span><text:span text:style-name="Teletype"><text:span text:style-name="T6">modules/call_scilab/includes/call_scilab.h<text:line-break/>modules/call_scilab/includes/CallScilab.h</text:span></text:span></text:p>
      <text:p text:style-name="P6"><text:span text:style-name="Teletype"><text:span text:style-name="T5">Dynamic links:<text:line-break/></text:span></text:span><text:span text:style-name="Teletype"><text:span text:style-name="T6">libs/dynamiclibrary/dynamiclibrary.h <text:line-break/>libs/dynamiclibrary/dynamiclibrary_others.h (!Windows)<text:line-break/>libs/dynamiclibrary/dynamiclibrary_windows.h (Windows)</text:span></text:span></text:p>
      <text:p text:style-name="P6"><text:span text:style-name="Teletype"><text:span text:style-name="T7">JVM:</text:span></text:span><text:span text:style-name="Teletype"><text:span text:style-name="T6"><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pan text:style-name="Teletype"><text:span text:style-name="T5">Localization:</text:span></text:span><text:span text:style-name="Teletype"><text:span text:style-name="T6"><text:line-break/></text:span></text:span><text:span text:style-name="Teletype"><text:span text:style-name="T6">modules/localization/includes/localization.h<text:line-break/>modules/localization/includes/setgetlanguage.h<text:line-break/>modules/localization/includes/charEncoding.h</text:span></text:span></text:p>
      <text:p text:style-name="P6"><text:soft-page-break/><text:span text:style-name="Teletype"><text:span text:style-name="T5">Malloc:<text:line-break/></text:span></text:span><text:span text:style-name="Teletype"><text:span text:style-name="T4">libs/MALLOC/malloc.h<text:line-break/>libs/MALLOC/sci_mem_alloc.h (!Windows)<text:line-break/>libs/MALLOC/win_mem_alloc.h (Windows)</text:span></text:span></text:p>
      <text:p text:style-name="P6"><text:span text:style-name="Teletype"><text:span text:style-name="T5">Mexlib:<text:line-break/></text:span></text:span><text:span text:style-name="Teletype"><text:span text:style-name="T6">modules/mexlib/includes/mex.h<text:line-break/>modules/mexlib/includes/sci_gateway.h</text:span></text:span></text:p>
      <text:p text:style-name="P6"><text:span text:style-name="Teletype"><text:span text:style-name="T5">Output stream:</text:span></text:span><text:span text:style-name="Teletype"><text:span text:style-name="T4"><text:line-break/></text:span></text:span><text:span text:style-name="Teletype"><text:span text:style-name="T6">modules/output_stream/includes/Scierror.h<text:line-break/>modules/output_stream/includes/sciprint.h<text:line-break/>modules/output_stream/includes/do_error_number.h</text:span></text:span></text:p>
      <text:p text:style-name="P6"><text:span text:style-name="Teletype"><text:span text:style-name="T6">modules/output_stream/includes/cerro.h (Added in Scilab 5.3 beta3 for metanet module)</text:span></text:span></text:p>
      <text:p text:style-name="P6"><text:span text:style-name="Teletype"><text:span text:style-name="T5">Scicos:<text:line-break/></text:span></text:span><text:span text:style-name="Teletype"><text:span text:style-name="T6">modules/scicos/includes/scicos.h<text:line-break/>modules/scicos/includes/scicos_free.h<text:line-break/>modules/scicos/includes/scicos_malloc.h<text:line-break/>modules/scicos/includes/scicos-def.h</text:span></text:span></text:p>
      <text:p text:style-name="P6"><text:span text:style-name="Teletype"><text:span text:style-name="T6">modules/scicos/includes/scicos_math.h (added in Scilab 5.3 beta3)</text:span></text:span></text:p>
      <text:p text:style-name="P6"><text:span text:style-name="Teletype"><text:span text:style-name="T6">modules/scicos/includes/dynlib_scicos.h (added in Scilab 5.4)</text:span></text:span></text:p>
      <text:p text:style-name="P6"><text:span text:style-name="Teletype"><text:span text:style-name="T6">modules/scicos/includes/import.h (added in Scilab 5.4)</text:span></text:span></text:p>
      <text:p text:style-name="P6"><text:span text:style-name="Teletype"><text:span text:style-name="T6"/></text:span></text:p>
      <text:p text:style-name="P6"><text:span text:style-name="Teletype"><text:span text:style-name="T5">Scicos_blocks:<text:line-break/></text:span></text:span><text:span text:style-name="Teletype"><text:span text:style-name="T6">modules/scicos_blocks/includes/blocks.h<text:line-break/>modules/scicos_blocks/includes/scicos_block.h<text:line-break/>modules/scicos_blocks/includes/scicos_block4.h</text:span></text:span></text:p>
      <text:p text:style-name="P6"><text:span text:style-name="Teletype"><text:span text:style-name="T5">Shell<text:line-break/></text:span></text:span><text:span text:style-name="Teletype"><text:span text:style-name="T6">modules/shell/includes/prompt.h<text:line-break/>modules/shell/includes/scilines.h</text:span></text:span></text:p>
      <text:p text:style-name="P6"><text:span text:style-name="Teletype"><text:span text:style-name="T5">Time<text:line-break/></text:span></text:span><text:span text:style-name="Teletype"><text:span text:style-name="T6">modules/time/includes/realtime.h<text:line-break/>modules/time/includes/timer.h</text:span></text:span></text:p>
      <text:p text:style-name="P6"><text:span text:style-name="Teletype"><text:span text:style-name="T5">Intersci</text:span></text:span><text:bookmark text:name="comment_text_2"/><text:span text:style-name="Teletype"><text:span text:style-name="T6"><text:line-break/>modules/intersci/includes/libinter.h.</text:span></text:span></text:p>
      <text:p text:style-name="P6"><text:bookmark text:name="comment_text_21"/><text:span text:style-name="Teletype"><text:span text:style-name="T5">Fileio</text:span></text:span><text:span text:style-name="Teletype"><text:span text:style-name="T6"><text:line-break/>modules/fileio/includes/getFullFilename.h (added in Scilab 5.3 beta3 for metanet module)</text:span></text:span></text:p>
      <text:p text:style-name="P6"><text:soft-page-break/><text:span text:style-name="Teletype"><text:span text:style-name="T6">modules/fileio/includes/dynlib_fileio.h (added in Scilab 5.3 beta3 for metanet module)</text:span></text:span></text:p>
      <text:p text:style-name="P6"><text:span text:style-name="Teletype"><text:span text:style-name="T6"/></text:span></text:p>
      <text:p text:style-name="P6"><text:span text:style-name="Teletype"><text:span text:style-name="T4">Note that all the following header files will be installed in the same directory.</text:span></text:span></text:p>
      <text:h text:style-name="P12" text:outline-level="3"><text:span text:style-name="Teletype"><text:span text:style-name="T2">Changelog</text:span></text:span></text:h>
      <text:list xml:id="list28377774" text:style-name="L1">
        <text:list-item>
          <text:list>
            <text:list-item>
              <text:p text:style-name="P7">– Initial version</text:p>
            </text:list-item>
            <text:list-item>
              <text:p text:style-name="P7">- Add of libs/MALLOC and libs/dynamiclibrary</text:p>
            </text:list-item>
            <text:list-item>
              <text:p text:style-name="P7">- Add of libinter.h (see bug #6491)</text:p>
            </text:list-item>
            <text:list-item>
              <text:p text:style-name="P7">- Add of Thread_Wrapper.h</text:p>
            </text:list-item>
            <text:list-item>
              <text:p text:style-name="P7">- Add of scicos_math.h (see bug #7651)</text:p>
            </text:list-item>
            <text:list-item>
              <text:p text:style-name="P7">- Add of headers for metanet module</text:p>
            </text:list-item>
          </text:list>
        </text:list-item>
      </text:list>
      <text:h text:style-name="P10"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Pierre MARECHAL</meta:initial-creator>
    <meta:creation-date>2008-07-09T13:39:08</meta:creation-date>
    <dc:date>2012-01-03T08:28:46.35</dc:date>
    <meta:editing-cycles>96</meta:editing-cycles>
    <meta:editing-duration>P4DT17H19M59S</meta:editing-duration>
    <meta:document-statistic meta:table-count="0" meta:image-count="0" meta:object-count="0" meta:page-count="4" meta:paragraph-count="48" meta:word-count="341" meta:character-count="4472"/>
    <dc:creator>Allan CORNET</dc:creator>
    <meta:user-defined meta:name="Info 1"/>
    <meta:user-defined meta:name="Info 2"/>
    <meta:user-defined meta:name="Info 3"/>
    <meta:user-defined meta:name="Info 4"/>
  </office:meta>
</office:document-meta>
</file>